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5.5cm" svg:height="1.5cm" svg:x="9cm" svg:y="1cm">
          <text:p text:style-name="P1">start</text:p>
        </draw:rect>
        <draw:rect draw:style-name="gr1" draw:text-style-name="P1" draw:id="id3" draw:layer="layout" svg:width="6.5cm" svg:height="1.5cm" svg:x="13cm" svg:y="5cm">
          <text:p text:style-name="P1">search for other items</text:p>
          <text:p text:style-name="P1">that can be taken</text:p>
        </draw:rect>
        <draw:custom-shape draw:style-name="gr2" draw:text-style-name="P1" draw:id="id4" draw:layer="layout" svg:width="2.5cm" svg:height="2.5cm" svg:x="1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6" draw:layer="layout" svg:width="4cm" svg:height="1.5cm" svg:x="16cm" svg:y="14cm">
          <text:p text:style-name="P1">take into</text:p>
          <text:p text:style-name="P1">own biomass</text:p>
        </draw:rect>
        <draw:rect draw:style-name="gr1" draw:text-style-name="P1" draw:id="id5" draw:layer="layout" svg:width="4cm" svg:height="1cm" svg:x="10.5cm" svg:y="14.5cm">
          <text:p text:style-name="P1">gain control</text:p>
        </draw:rect>
        <draw:rect draw:style-name="gr1" draw:text-style-name="P1" draw:id="id1" draw:layer="layout" svg:width="5.5cm" svg:height="3cm" svg:x="1.5cm" svg:y="5.5cm">
          <text:p text:style-name="P1">advance</text:p>
          <text:p text:style-name="P1">technology/skills</text:p>
        </draw:rect>
        <draw:connector draw:style-name="gr3" draw:text-style-name="P1" draw:layer="layout" svg:x1="4.25cm" svg:y1="8.5cm" svg:x2="4.25cm" svg:y2="8.5cm" draw:start-shape="id1" draw:start-glue-point="2" draw:end-shape="id1" draw:end-glue-point="2" svg:d="m4250 8500">
          <text:p/>
        </draw:connector>
        <draw:connector draw:style-name="gr3" draw:text-style-name="P1" draw:layer="layout" draw:type="curve" svg:x1="9cm" svg:y1="1.75cm" svg:x2="7cm" svg:y2="7cm" draw:start-shape="id2" draw:start-glue-point="3" draw:end-shape="id1" svg:d="m9000 1750c-1500 0-500 5250-2000 5250">
          <text:p/>
        </draw:connector>
        <draw:connector draw:style-name="gr3" draw:text-style-name="P1" draw:layer="layout" draw:type="curve" svg:x1="11.75cm" svg:y1="2.5cm" svg:x2="16.25cm" svg:y2="5cm" draw:start-shape="id2" draw:end-shape="id3" svg:d="m11750 2500c0 1875 4500 625 4500 2500">
          <text:p/>
        </draw:connector>
        <draw:connector draw:style-name="gr3" draw:text-style-name="P1" draw:layer="layout" draw:type="curve" svg:x1="15cm" svg:y1="10.25cm" svg:x2="12.5cm" svg:y2="14.5cm" draw:start-shape="id4" draw:start-glue-point="5" draw:end-shape="id5" svg:d="m15000 10250c-1667 0-2500 1416-2500 4250">
          <text:p/>
        </draw:connector>
        <draw:connector draw:style-name="gr3" draw:text-style-name="P1" draw:layer="layout" draw:type="curve" svg:x1="17.5cm" svg:y1="10.25cm" svg:x2="18cm" svg:y2="14cm" draw:start-shape="id4" draw:start-glue-point="7" draw:end-shape="id6" draw:end-glue-point="0" svg:d="m17500 10250c753 0 627 1251 564 1720s-64 157-64 2030">
          <text:p/>
        </draw:connector>
        <draw:connector draw:style-name="gr3" draw:text-style-name="P1" draw:layer="layout" draw:type="curve" svg:x1="16.25cm" svg:y1="6.5cm" svg:x2="16.25cm" svg:y2="9cm" draw:start-shape="id3" draw:start-glue-point="2" draw:end-shape="id4" draw:end-glue-point="4" svg:d="m16250 6500v2500">
          <text:p/>
        </draw:connector>
        <draw:rect draw:style-name="gr1" draw:text-style-name="P1" draw:id="id7" draw:layer="layout" svg:width="7cm" svg:height="1.5cm" svg:x="7.5cm" svg:y="18cm">
          <text:p text:style-name="P1">send other blobs to</text:p>
          <text:p text:style-name="P1">do stuff</text:p>
        </draw:rect>
        <draw:connector draw:style-name="gr3" draw:text-style-name="P1" draw:layer="layout" draw:type="curve" svg:x1="12.5cm" svg:y1="15.5cm" svg:x2="11cm" svg:y2="18cm" draw:start-shape="id5" draw:start-glue-point="2" draw:end-shape="id7" svg:d="m12500 15500c0 1875-1500 625-150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Ueding</meta:initial-creator>
    <meta:creation-date>2010-12-05T21:23:39</meta:creation-date>
    <dc:date>2010-12-05T21:29:18</dc:date>
    <dc:creator>Martin Ueding</dc:creator>
    <meta:editing-duration>PT00H05M40S</meta:editing-duration>
    <meta:editing-cycles>2</meta:editing-cycles>
    <meta:generator>OpenOffice.org/3.2$Unix OpenOffice.org_project/320m18$Build-9502</meta:generator>
    <meta:document-statistic meta:object-count="14"/>
  </office:meta>
</office:document-meta>
</file>